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Footer">
      <style:paragraph-properties>
        <style:tab-stops/>
      </style:paragraph-properties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0" style:family="paragraph" style:parent-style-name="Standard">
      <style:paragraph-properties fo:line-height="0.459cm"/>
    </style:style>
    <style:style style:name="P11" style:family="paragraph" style:parent-style-name="Standard">
      <style:paragraph-properties fo:line-height="0.459cm" style:snap-to-layout-grid="false"/>
    </style:style>
    <style:style style:name="P12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3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4" style:family="paragraph" style:parent-style-name="Standard">
      <style:paragraph-properties fo:line-height="0.388cm" style:snap-to-layout-grid="false"/>
    </style:style>
    <style:style style:name="P15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6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7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8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19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0" style:family="paragraph" style:parent-style-name="Texte_20_de_20_saisie">
      <style:paragraph-properties fo:text-align="start" style:justify-single-word="false"/>
    </style:style>
    <style:style style:name="P21" style:family="paragraph" style:parent-style-name="Texte_20_de_20_saisie" style:list-style-name="WW8Num1">
      <style:paragraph-properties fo:margin-left="2.521cm" fo:margin-right="0cm" fo:text-indent="-0.635cm" style:auto-text-indent="false"/>
    </style:style>
    <style:style style:name="T1" style:family="text">
      <style:text-properties fo:font-size="8pt" style:font-size-asian="8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</text:user-field-decls>
      <text:section text:style-name="Sect1" text:name="tiersprestataireversemen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5"/>
            </table:table-cell>
            <table:covered-table-cell/>
            <table:covered-table-cell/>
            <table:table-cell table:style-name="Tableau1.A1" table:number-columns-spanned="2" office:value-type="string">
              <text:p text:style-name="P6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7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6"/>
            </table:table-cell>
            <table:table-cell table:style-name="Tableau1.A1" table:number-rows-spanned="5" office:value-type="string">
              <text:p text:style-name="P8"><text:s/><text:user-field-get text:name="personne_qual"/> <text:s/><text:user-field-get text:name="personne_nom"/> <text:s/><text:user-field-get text:name="personne_prenom"/></text:p>
              <text:p text:style-name="P3"><text:s/><text:user-field-get text:name="prestation_natprest"/></text:p>
              <text:p text:style-name="P9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0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2">Réf. : </text:p>
            </table:table-cell>
            <table:table-cell table:style-name="Tableau1.A1" table:number-columns-spanned="2" office:value-type="string">
              <text:p text:style-name="P18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2">Affaire suivie par : </text:p>
            </table:table-cell>
            <table:covered-table-cell/>
            <table:table-cell table:style-name="Tableau1.A1" office:value-type="string">
              <text:p text:style-name="P14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2">Tél. : </text:p>
            </table:table-cell>
            <table:table-cell table:style-name="Tableau1.A1" table:number-columns-spanned="2" office:value-type="string">
              <text:p text:style-name="P13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Standard"/>
        <text:p text:style-name="Standard"/>
        <text:p text:style-name="Standard"><text:user-field-get text:name="personne_qual"/> <text:s/>,</text:p>
        <text:p text:style-name="Standard"/>
        <text:p text:style-name="P20">Dans le cadre de l’Aide Personnalisée de Retour à l’Emploi (APRE) une aide a été attribuée à <text:user-field-get text:name="personne_qual"/> <text:s/><text:user-field-get text:name="personne_nom"/> <text:s/><text:user-field-get text:name="personne_prenom"/> <text:span text:style-name="T2">,</text:span> d’un montant de <text:span text:style-name="T2">SOMME</text:span> pour <text:span text:style-name="T3">réaliser/financer</text:span> </text:p>
        <text:p text:style-name="P20"><text:user-field-get text:name="apre_natureaide"/><text:span text:style-name="T2">.</text:span></text:p>
        <text:p text:style-name="Texte_20_de_20_saisie"/>
        <text:p text:style-name="Texte_20_de_20_saisie">Cette aide sera versée sur le compte bancaire de votre organisme selon les modalités suivantes :</text:p>
        <text:p text:style-name="Texte_20_de_20_saisie"/>
        <text:list xml:id="list415924272" text:style-name="WW8Num1">
          <text:list-item>
            <text:p text:style-name="P21">40 % du montant de l’aide attribuée sur présentation de la facture accompagnée de l’attestation d’entrée en formation</text:p>
          </text:list-item>
          <text:list-item>
            <text:p text:style-name="P21">Les 60 % restants seront versés sur présentation de la facture accompagnée de l’attestation de présence en formation et du bilan de fin d’action. Ce dernier précisera les résultats obtenus (diplôme, certification…).</text:p>
          </text:list-item>
        </text:list>
        <text:p text:style-name="Texte_20_de_20_saisie"/>
        <text:p text:style-name="Texte_20_de_20_saisie">Je vous prie de croire, Madame, Monsieur, à l'assurance de mes salutations distinguées.</text:p>
        <text:p text:style-name="P16"/>
        <text:p text:style-name="P17"/>
        <text:p text:style-name="P17"/>
        <text:p text:style-name="P17"/>
        <text:p text:style-name="P17"/>
        <text:p text:style-name="P19">Claude Bartolone</text:p>
        <text:p text:style-name="Texte_20_de_20_saisie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1:55:03</meta:creation-date>
    <dc:date>2009-12-09T14:40:51</dc:date>
    <meta:editing-duration>PT00H03M23S</meta:editing-duration>
    <meta:editing-cycles>5</meta:editing-cycles>
    <meta:generator>OpenOffice.org/3.0$Linux OpenOffice.org_project/300m15$Build-9379</meta:generator>
    <meta:document-statistic meta:table-count="1" meta:image-count="0" meta:object-count="0" meta:page-count="1" meta:paragraph-count="18" meta:word-count="119" meta:character-count="769"/>
  </office:meta>
</office:document-meta>
</file>